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1" svg:font-family="'DejaVu Sans Light'" style:font-adornments="Bold Italic" style:font-family-generic="swiss" style:font-pitch="variable"/>
    <style:font-face style:name="DejaVu Sans Light" svg:font-family="'DejaVu Sans Light'" style:font-adornments="Extra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text-properties fo:language="en" fo:country="GB"/>
    </style:style>
    <style:style style:name="P2" style:family="paragraph" style:parent-style-name="Text_20_body" style:list-style-name="L2">
      <style:text-properties fo:language="en" fo:country="GB"/>
    </style:style>
    <style:style style:name="P3" style:family="paragraph" style:parent-style-name="Text_20_body" style:list-style-name="L3">
      <style:text-properties fo:language="en" fo:country="GB"/>
    </style:style>
    <style:style style:name="P4" style:family="paragraph" style:parent-style-name="Heading_20_1">
      <style:text-properties fo:language="en" fo:country="GB"/>
    </style:style>
    <style:style style:name="P5" style:family="paragraph" style:parent-style-name="Heading_20_2">
      <style:text-properties fo:language="en" fo:country="GB"/>
    </style:style>
    <style:style style:name="P6" style:family="paragraph" style:parent-style-name="Heading_20_3">
      <style:text-properties fo:language="en" fo:country="GB"/>
    </style:style>
    <style:style style:name="P7" style:family="paragraph" style:parent-style-name="First_20_paragraph">
      <style:paragraph-properties fo:text-align="center" style:justify-single-word="false"/>
    </style:style>
    <style:style style:name="P8" style:family="paragraph" style:parent-style-name="First_20_paragraph">
      <style:text-properties fo:language="en" fo:country="GB"/>
    </style:style>
    <style:style style:name="T1" style:family="text">
      <style:text-properties fo:font-style="italic" style:font-style-asian="italic" style:font-style-complex="italic"/>
    </style:style>
    <style:style style:name="T2" style:family="text">
      <style:text-properties fo:language="en" fo:country="GB"/>
    </style:style>
    <style:style style:name="T3" style:family="text">
      <style:text-properties fo:language="en" fo:country="GB" fo:font-style="italic" style:font-style-asian="italic" style:font-style-complex="italic"/>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NAME SURNAME</text:h>
      <text:p text:style-name="P7"><text:span text:style-name="T3">123 Main Street • Town • EH798FV • Country</text:span><text:span text:style-name="T2"><text:line-break/></text:span><text:span text:style-name="T3">Tel. +44 (0)997 777 777 • </text:span><text:a xlink:type="simple" xlink:href="mailto:name@mail.com" text:style-name="Internet_20_link" text:visited-style-name="Visited_20_Internet_20_Link"><text:span text:style-name="Definition"><text:span text:style-name="T3">name@mail.com</text:span></text:span></text:a></text:p>
      <text:h text:style-name="P5" text:outline-level="2">PROFILE</text:h>
      <text:p text:style-name="P8">Lorem ipsum dolor sit amet consectetur adipiscing, elit ut in lobortis risus. Sociis ornare sagittis justo neque augue hac parturient tempus purus porta conubia, arcu litora maecenas quis suspendisse diam aptent penatibus iaculis vivamus.</text:p>
      <text:h text:style-name="P5" text:outline-level="2">SKILLS</text:h>
      <text:h text:style-name="P6" text:outline-level="3">SOME SKILL</text:h>
      <text:p text:style-name="P8">Lorem ipsum dolor sit amet consectetur adipiscing, elit ut in lobortis risus.</text:p>
      <text:h text:style-name="P6" text:outline-level="3">ANOTHER SKILL</text:h>
      <text:p text:style-name="P8">Lorem ipsum dolor sit amet consectetur adipiscing, elit ut in lobortis risus.</text:p>
      <text:h text:style-name="P5" text:outline-level="2">EMPLOYMENT</text:h>
      <text:h text:style-name="P6" text:outline-level="3">TITLE OF ROLE</text:h>
      <text:p text:style-name="P8">NAME OF EMPLOYER<text:line-break/>City, Country, January 2015 – present</text:p>
      <text:list xml:id="list3882691093" text:style-name="L1">
        <text:list-item>
          <text:p text:style-name="P1">Lorem ipsum dolor sit amet consectetur adipiscing, elit ut in lobortis risus.</text:p>
        </text:list-item>
        <text:list-item>
          <text:p text:style-name="P1">Lorem ipsum dolor sit amet consectetur adipiscing, elit ut in lobortis risus.</text:p>
        </text:list-item>
        <text:list-item>
          <text:p text:style-name="P1">Lorem ipsum dolor sit amet consectetur adipiscing, elit ut in lobortis risus.</text:p>
        </text:list-item>
        <text:list-item>
          <text:p text:style-name="P1">Lorem ipsum dolor sit amet consectetur adipiscing, elit ut in lobortis risus.</text:p>
        </text:list-item>
      </text:list>
      <text:h text:style-name="P6" text:outline-level="3">TITLE OF ROLE</text:h>
      <text:p text:style-name="P8">NAME OF EMPLOYER<text:line-break/>City, Country, January 2007 – February 2012</text:p>
      <text:list xml:id="list566723759" text:style-name="L2">
        <text:list-item>
          <text:p text:style-name="P2">Lorem ipsum dolor sit amet consectetur adipiscing, elit ut in lobortis risus.</text:p>
        </text:list-item>
        <text:list-item>
          <text:p text:style-name="P2">Lorem ipsum dolor sit amet consectetur adipiscing, elit ut in lobortis risus.</text:p>
        </text:list-item>
        <text:list-item>
          <text:p text:style-name="P2">Lorem ipsum dolor sit amet consectetur adipiscing, elit ut in lobortis risus.</text:p>
        </text:list-item>
        <text:list-item>
          <text:p text:style-name="P2">Lorem ipsum dolor sit amet consectetur adipiscing, elit ut in lobortis risus.</text:p>
        </text:list-item>
      </text:list>
      <text:h text:style-name="P5" text:outline-level="2"><text:soft-page-break/>EDUCATION</text:h>
      <text:list xml:id="list1120568450" text:style-name="L3">
        <text:list-item>
          <text:p text:style-name="P3">Lorem ipsum dolor sit amet consectetur adipiscing, elit ut in lobortis risus.</text:p>
        </text:list-item>
        <text:list-item>
          <text:p text:style-name="P3">Lorem ipsum dolor sit amet consectetur adipiscing, elit ut in lobortis risus.</text:p>
        </text:list-item>
        <text:list-item>
          <text:p text:style-name="P3">Lorem ipsum dolor sit amet consectetur adipiscing, elit ut in lobortis risu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1" svg:font-family="'DejaVu Sans Light'" style:font-adornments="Bold Italic" style:font-family-generic="swiss" style:font-pitch="variable"/>
    <style:font-face style:name="DejaVu Sans Light" svg:font-family="'DejaVu Sans Light'" style:font-adornments="ExtraLigh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99cm" fo:margin-bottom="0.199cm" loext:contextual-spacing="true" style:writing-mode="page"/>
      <style:text-properties style:font-name="DejaVu Sans Light" fo:font-family="'DejaVu Sans Light'" style:font-style-name="ExtraLight" style:font-family-generic="swiss" style:font-pitch="variable" fo:font-size="11pt" fo:font-w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center" style:justify-single-word="false" style:page-number="auto" style:writing-mode="page"/>
      <style:text-properties fo:color="#121d40" style:font-name="DejaVu Sans Light" fo:font-family="'DejaVu Sans Light'" style:font-style-name="ExtraLight" style:font-family-generic="swiss" style:font-pitch="variable" fo:font-size="180%" fo:font-weight="1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9cm" fo:margin-bottom="0.21cm" loext:contextual-spacing="false" fo:padding="0.049cm" fo:border-left="none" fo:border-right="none" fo:border-top="none" fo:border-bottom="0.06pt solid #666666" style:shadow="none" style:writing-mode="page"/>
      <style:text-properties fo:color="#121d40" style:font-name="DejaVu Sans Light1" fo:font-family="'DejaVu Sans Light'" style:font-style-name="Bold Italic" style:font-family-generic="swiss" style:font-pitch="variable" fo:font-size="18pt" fo:font-style="normal" fo:font-weight="1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4cm" fo:margin-bottom="0cm" loext:contextual-spacing="false" style:writing-mode="page"/>
      <style:text-properties fo:color="#121d40" style:font-name="DejaVu Sans Light" fo:font-family="'DejaVu Sans Light'" style:font-style-name="ExtraLight" style:font-family-generic="swiss" style:font-pitch="variable" fo:font-size="16pt" fo:font-weight="1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paragraph-properties style:shadow="none" style:writing-mode="page"/>
      <style:text-properties style:font-name="DejaVu Sans Light" fo:font-family="'DejaVu Sans Light'" style:font-style-name="ExtraLight" style:font-family-generic="swiss" style:font-pitch="variable" fo:font-size="11pt" fo:font-style="normal" fo:font-weight="150"/>
    </style:style>
    <style:style style:name="Title" style:family="paragraph" style:parent-style-name="Heading" style:next-style-name="Text_20_body" style:auto-update="true" style:class="chapter" style:master-page-name="">
      <loext:graphic-properties draw:fill="none" draw:fill-color="#729fcf"/>
      <style:paragraph-properties fo:margin-top="0cm" fo:margin-bottom="0cm" loext:contextual-spacing="false" fo:text-align="center" style:justify-single-word="false" style:page-number="auto" fo:background-color="transparent" style:shadow="none" style:writing-mode="page">
        <style:tab-stops/>
      </style:paragraph-properties>
      <style:text-properties fo:color="#121d40" style:font-name="DejaVu Sans Light" fo:font-family="'DejaVu Sans Light'" style:font-style-name="ExtraLight" style:font-family-generic="swiss" style:font-pitch="variable" fo:font-size="28pt" fo:font-weight="150"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AME SURNAME</dc:title>
    <dc:date>2017-11-15T23:32:22.323780287</dc:date>
    <meta:editing-duration>PT2M38S</meta:editing-duration>
    <meta:editing-cycles>1</meta:editing-cycles>
    <meta:document-statistic meta:table-count="0" meta:image-count="0" meta:object-count="0" meta:page-count="2" meta:paragraph-count="26" meta:word-count="250" meta:character-count="1539" meta:non-whitespace-character-count="1324"/>
    <meta:generator>LibreOffice/5.4.1.2$Linux_X86_64 LibreOffice_project/40m0$Build-2</meta:generator>
  </office:meta>
</office:document-meta>
</file>